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0E0000634100004A4C8B8C0B6EC20B2683.svm" manifest:media-type=""/>
  <manifest:file-entry manifest:full-path="Pictures/10000000000004220000031AEBAAEC4D1ADE091E.jpg" manifest:media-type="image/jpeg"/>
  <manifest:file-entry manifest:full-path="Pictures/10000201000003C0000001E0A03B7936D433449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Regular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_5f_1">
      <style:graphic-properties draw:stroke="none" svg:stroke-color="#000000" draw:fill="none" draw:fill-color="#ffffff" fo:min-height="3.5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focus-subtitle">
      <style:graphic-properties draw:fill-color="#ffffff" draw:auto-grow-height="true" fo:min-height="12.179cm"/>
    </style:style>
    <style:style style:name="pr3" style:family="presentation" style:parent-style-name="focus-notes">
      <style:graphic-properties draw:fill-color="#ffffff" draw:auto-grow-height="true" fo:min-height="13.364cm"/>
    </style:style>
    <style:style style:name="pr4" style:family="presentation" style:parent-style-name="focus-title">
      <style:graphic-properties draw:fill="solid" draw:fill-color="#999999" draw:opacity="50%" draw:auto-grow-height="true" fo:min-height="3.506cm" draw:shadow-opacity="50%"/>
    </style:style>
    <style:style style:name="pr5" style:family="presentation" style:parent-style-name="focus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Source Sans Pro Semibold" fo:font-size="54pt" fo:text-shadow="1pt 1pt" style:font-size-asian="54pt" style:font-size-complex="54pt"/>
    </style:style>
    <style:style style:name="P3" style:family="paragraph">
      <loext:graphic-properties draw:fill="none" draw:fill-color="#ffffff"/>
      <style:paragraph-properties fo:text-align="center"/>
      <style:text-properties style:font-name="Source Sans Pro Semibold" fo:font-size="54pt" fo:text-shadow="1pt 1pt" style:font-size-asian="54pt" style:font-size-complex="54pt"/>
    </style:style>
    <style:style style:name="P4" style:family="paragraph">
      <style:paragraph-properties fo:text-align="center"/>
      <style:text-properties style:font-name="Source Sans Pro Semibold"/>
    </style:style>
    <style:style style:name="P5" style:family="paragraph">
      <loext:graphic-properties draw:fill="none" draw:fill-color="#ffffff"/>
      <style:paragraph-properties fo:text-align="center"/>
      <style:text-properties style:font-name="Source Sans Pro Semi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999999" draw:opacity="50%"/>
    </style:style>
    <style:style style:name="T1" style:family="text">
      <style:text-properties style:font-name="Source Sans Pro Semibold1" fo:font-size="54pt" fo:text-shadow="1pt 1pt" style:font-size-asian="54pt" style:font-size-complex="54pt"/>
    </style:style>
    <style:style style:name="T2" style:family="text">
      <style:text-properties style:font-name="Source Sans Pro Semibold" fo:font-size="54pt" fo:text-shadow="1pt 1pt" style:font-size-asian="54pt" style:font-size-complex="54pt"/>
    </style:style>
    <style:style style:name="T3" style:family="text">
      <style:text-properties style:font-name="Source Sans Pro Semibold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25.316cm" svg:height="18.999cm" svg:x="2.192cm" svg:y="0.101cm">
          <draw:image xlink:href="Pictures/10000000000004220000031AEBAAEC4D1ADE091E.jpg" xlink:type="simple" xlink:show="embed" xlink:actuate="onLoad">
            <text:p/>
          </draw:image>
        </draw:frame>
        <draw:frame draw:style-name="gr1" draw:text-style-name="P1" draw:layer="layout" svg:width="14.999cm" svg:height="7.499cm" svg:x="7.4cm" svg:y="11.9cm">
          <draw:image xlink:href="Pictures/10000201000003C0000001E0A03B7936D433449A.png" xlink:type="simple" xlink:show="embed" xlink:actuate="onLoad">
            <text:p/>
          </draw:image>
        </draw:frame>
        <draw:frame draw:style-name="gr2" draw:text-style-name="P3" draw:layer="layout" svg:width="24.9cm" svg:height="5.043cm" svg:x="1.9cm" svg:y="0.557cm">
          <draw:text-box>
            <text:p text:style-name="P2"><text:span text:style-name="T1">Seminarkurs</text:span></text:p>
            <text:p text:style-name="P2"><text:span text:style-name="T2">Schulbuchverwaltung</text:span></text:p>
          </draw:text-box>
        </draw:frame>
        <draw:frame draw:style-name="gr3" draw:text-style-name="P5" draw:layer="layout" svg:width="19.4cm" svg:height="1.14cm" svg:x="4.3cm" svg:y="19.1cm">
          <draw:text-box>
            <text:p text:style-name="P4"><text:span text:style-name="T3">Kay Stipcevic,Fabius Balogh, Jan Laffertan, Yarin Gora</text:span></text:p>
          </draw:text-box>
        </draw:frame>
        <presentation:notes draw:style-name="dp2">
          <draw:page-thumbnail draw:style-name="gr4" draw:layer="layout" svg:width="15.749cm" svg:height="11.136cm" svg:x="2.62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cus" presentation:presentation-page-layout-name="AL1T0">
        <draw:frame presentation:style-name="pr2" draw:text-style-name="P7" draw:layer="layout" svg:width="25.199cm" svg:height="12.179cm" svg:x="1.4cm" svg:y="4.914cm" presentation:class="subtitle">
          <draw:text-box>
            <text:p>Seminarkurs</text:p>
            <text:p>Schulbuchverwaltung</text:p>
            <text:p><text:span text:style-name="T4">Kay Stipcevic,Fabius Balogh, Jan Laffertan, Yarin Gora</text:span></text:p>
          </draw:text-box>
        </draw:frame>
        <presentation:notes draw:style-name="dp2">
          <draw:page-thumbnail draw:style-name="gr4" draw:layer="layout" svg:width="13.586cm" svg:height="11.136cm" svg:x="3.705cm" svg:y="2.256cm" draw:page-number="2" presentation:class="page"/>
          <draw:frame presentation:style-name="pr3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focus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Kay ist mein Master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3.586cm" svg:height="11.136cm" svg:x="3.705cm" svg:y="2.256cm" draw:page-number="3" presentation:class="page"/>
          <draw:frame presentation:style-name="pr3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Regular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family-generic="swiss" style:font-pitch="variable" fo:font-size="46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focus" style:page-layout-name="PM1" draw:style-name="Mdp1"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3T11:53:42.289000000</meta:creation-date>
    <dc:date>2017-06-23T13:23:49.368000000</dc:date>
    <meta:editing-duration>PT38M59S</meta:editing-duration>
    <meta:editing-cycles>1</meta:editing-cycles>
    <meta:document-statistic meta:object-count="46"/>
    <meta:generator>LibreOffice/5.1.5.2$Windows_x86 LibreOffice_project/7a864d8825610a8c07cfc3bc01dd4fce6a9447e5</meta:generator>
  </office:meta>
</office:document-meta>
</file>